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automatic-styles>
    <style:style style:name="co1" style:family="table-column">
      <style:table-column-properties fo:break-before="auto" style:column-width="1.438cm"/>
    </style:style>
    <style:style style:name="co2" style:family="table-column">
      <style:table-column-properties fo:break-before="auto" style:column-width="11.455cm"/>
    </style:style>
    <style:style style:name="co3" style:family="table-column">
      <style:table-column-properties fo:break-before="auto" style:column-width="11.345cm"/>
    </style:style>
    <style:style style:name="co4" style:family="table-column">
      <style:table-column-properties fo:break-before="auto" style:column-width="10.322cm"/>
    </style:style>
    <style:style style:name="co5" style:family="table-column">
      <style:table-column-properties fo:break-before="auto" style:column-width="2.831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82cm" fo:break-before="auto" style:use-optimal-row-height="true"/>
    </style:style>
    <style:style style:name="ro3" style:family="table-row">
      <style:table-row-properties style:row-height="2.413cm" fo:break-before="auto" style:use-optimal-row-height="true"/>
    </style:style>
    <style:style style:name="ro4" style:family="table-row">
      <style:table-row-properties style:row-height="3.048cm" fo:break-before="auto" style:use-optimal-row-height="true"/>
    </style:style>
    <style:style style:name="ro5" style:family="table-row">
      <style:table-row-properties style:row-height="0.76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0pt" fo:font-style="normal" fo:text-shadow="none" style:text-underline-style="none" fo:font-weight="normal" style:font-size-asian="10pt" style:font-style-asian="normal" style:font-weight-asian="normal" style:font-name-complex="Montserrat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/>
          <table:table-cell table:style-name="ce5" office:value-type="string" calcext:value-type="string">
            <text:p>Fonctionnalité</text:p>
          </table:table-cell>
          <table:table-cell table:style-name="ce11" office:value-type="string" calcext:value-type="string">
            <text:p>Action</text:p>
          </table:table-cell>
          <table:table-cell table:style-name="ce11" office:value-type="string" calcext:value-type="string">
            <text:p>Résultat attendu</text:p>
          </table:table-cell>
          <table:table-cell table:style-name="ce16" office:value-type="string" calcext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Une page d’accueil montrant (de manière dynamique) tous les articles disponibles à la vente. [sous Firefox Mozilla, Chrome, Edge]</text:p>
          </table:table-cell>
          <table:table-cell table:style-name="ce12" office:value-type="string" calcext:value-type="string">
            <text:p>Ouvrir sur la page d'accueil du site web dans un navigateur</text:p>
          </table:table-cell>
          <table:table-cell table:style-name="ce12" office:value-type="string" calcext:value-type="string">
            <text:p>Affichage de l'ensemble des produits </text:p>
          </table:table-cell>
          <table:table-cell table:style-name="ce17" office:value-type="string" calcext:value-type="string">
            <text:p>OK / Description erreur</text:p>
          </table:table-cell>
          <table:table-cell table:number-columns-repeated="101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Une page “produit” qui affiche (de manière dynamique) les détails du produit sur</text:p>
            <text:p>lequel l'utilisateur a cliqué depuis la page d’accueil. [sous Firefox Mozilla, Chrome, Edge]</text:p>
          </table:table-cell>
          <table:table-cell table:style-name="ce13" office:value-type="string" calcext:value-type="string">
            <text:p>Ouvrir une page "produit" être rediriger vers la page du produit rechercher. L'url doit contenir l'id du produit</text:p>
          </table:table-cell>
          <table:table-cell table:style-name="ce13" office:value-type="string" calcext:value-type="string">
            <text:p>Afficher l'ensemble des information du produit. Noms, photo, description, prix</text:p>
          </table:table-cell>
          <table:table-cell table:style-name="ce18" office:value-type="string" calcext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Depuis la page produit, l'utilisateur peut choisir la couleur et la quantité du produit avant de l'envoyer dans le panier[Sous firefow, Edge, Chrome] </text:p>
          </table:table-cell>
          <table:table-cell table:style-name="ce13" office:value-type="string" calcext:value-type="string">
            <text:p>Changer la quantité ainsi que la couleur du canapé choisi et interragir avec le bouton "ajouter au panier"</text:p>
          </table:table-cell>
          <table:table-cell table:style-name="ce13" office:value-type="string" calcext:value-type="string">
            <text:p>Choix des couleurs et de la quantité et l'envoyer dans le panier (localStorage)</text:p>
          </table:table-cell>
          <table:table-cell table:style-name="ce18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Un résumé des produits dans le panier, le prix total et la possibilité de</text:p>
            <text:p>modifier la quantité d’un produit sélectionné ou bien de supprimer celui-ci.</text:p>
          </table:table-cell>
          <table:table-cell table:style-name="ce14" office:value-type="string" calcext:value-type="string">
            <text:p>Ouvrir la page "Panier" contenant ses choix de canapé, ainsi que le nombre et la couleur choix. Avec la possibilité de modifier la quantité et supprimer un produit</text:p>
          </table:table-cell>
          <table:table-cell table:style-name="ce14" office:value-type="string" calcext:value-type="string">
            <text:p>Resumé des articles sélectionnée, avec la possibilité de changer la quantité et supprimer des articles. Avec le prix total et la quantité total de produit</text:p>
          </table:table-cell>
          <table:table-cell table:style-name="ce18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Un formulaire permettant de passer une commande. Les données du</text:p>
            <text:p>formulaire doivent être correctes et bien formatées avant d'être renvoyées au</text:p>
            <text:p>back-end. </text:p>
          </table:table-cell>
          <table:table-cell table:style-name="ce14" office:value-type="string" calcext:value-type="string">
            <text:p>Pouvoir remplir un formulaire, avec des messages d'erreur si ce dernier contient des erreur.</text:p>
          </table:table-cell>
          <table:table-cell table:style-name="ce14" office:value-type="string" calcext:value-type="string">
            <text:p>Formulaire à remplir avec Nom, Prénom, Adresse, la ville et l'émail. Un message d'erreur apparait sous l'input correspondant</text:p>
          </table:table-cell>
          <table:table-cell table:style-name="ce18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Une fois le formulaire compléter, les données seront envoyer dans le localstorage via le bouton commander</text:p>
          </table:table-cell>
          <table:table-cell table:style-name="ce14" office:value-type="string" calcext:value-type="string">
            <text:p>Cliquer sur le bouton commander afin d'envoyer les données dans le serveur local avant d'être rediriger vers la page de confirmation de commande</text:p>
          </table:table-cell>
          <table:table-cell table:style-name="ce14" office:value-type="string" calcext:value-type="string">
            <text:p>Une fois le formulaire rempli sans erreur, l'appuis sur le bouton commander renverra les données et rediriger l'utilisateur sur la page de confirmation</text:p>
          </table:table-cell>
          <table:table-cell table:style-name="ce18" office:value-type="string" calcext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Un message de confirmation de commande, remerciant l'utilisateur pour sa</text:p>
            <text:p>commande, et indiquant l'identifiant de commande envoyé par l’API</text:p>
          </table:table-cell>
          <table:table-cell table:style-name="ce14" office:value-type="string" calcext:value-type="string">
            <text:p>Une fois rediriger vers la page de confirmation, l'utilisateur retrouvera le numéro de suivit fournie par l'API</text:p>
          </table:table-cell>
          <table:table-cell table:style-name="ce14" office:value-type="string" calcext:value-type="string">
            <text:p>L'utilisateur sera rediriger vers une page contenant le numéro de commande généré par l'API </text:p>
          </table:table-cell>
          <table:table-cell table:style-name="ce18" office:value-type="string" calcext:value-type="string">
            <text:p>OK</text:p>
          </table:table-cell>
          <table:table-cell table:number-columns-repeated="1019"/>
        </table:table-row>
        <table:table-row table:style-name="ro5" table:number-rows-repeated="13">
          <table:table-cell table:style-name="ce3"/>
          <table:table-cell table:style-name="ce9"/>
          <table:table-cell table:style-name="ce14" table:number-columns-repeated="2"/>
          <table:table-cell table:style-name="ce18"/>
          <table:table-cell table:number-columns-repeated="1019"/>
        </table:table-row>
        <table:table-row table:style-name="ro5">
          <table:table-cell table:style-name="ce4"/>
          <table:table-cell table:style-name="ce10"/>
          <table:table-cell table:style-name="ce15" table:number-columns-repeated="2"/>
          <table:table-cell table:style-name="ce19"/>
          <table:table-cell table:number-columns-repeated="1019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Amandine Rica</dc:creator>
    <dc:date>2022-01-17T13:49:05</dc:date>
    <meta:generator>LibreOffice/7.2.5.2$Windows_X86_64 LibreOffice_project/499f9727c189e6ef3471021d6132d4c694f357e5</meta:generator>
    <meta:document-statistic meta:table-count="1" meta:cell-count="39" meta:object-count="0"/>
    <meta:user-defined meta:name="AppVersion">16.0300</meta:user-defined>
  </office:meta>
</office:document-meta>
</file>